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355269"/>
    </style:style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655cm" fo:min-width="8.263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5.465cm" fo:min-width="8.263cm"/>
    </style:style>
    <style:style style:name="gr3" style:family="graphic" style:parent-style-name="standard">
      <style:graphic-properties svg:stroke-width="0.212cm" svg:stroke-color="#ffffff" draw:marker-start-width="0.518cm" draw:marker-end-width="0.5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763cm" svg:height="1.905cm" svg:x="2.016cm" svg:y="13.954cm">
          <text:p text:style-name="P1">GCP</text:p>
          <text:p text:style-name="P1">Load Balancer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2" draw:layer="layout" svg:width="8.763cm" svg:height="5.715cm" svg:x="12.557cm" svg:y="3.667cm">
            <text:p text:style-name="P1"><text:span text:style-name="T1">Worker</text:span></text:p>
            <text:p text:style-name="P1"/>
            <text:p text:style-name="P1">crictl</text:p>
            <text:p text:style-name="P1">runsc, runc</text:p>
            <text:p text:style-name="P1">cni-plugins</text:p>
            <text:p text:style-name="P1">containerd</text:p>
            <text:p text:style-name="P1">kubectl</text:p>
            <text:p text:style-name="P1">kube-proxy, kubelet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63cm" svg:height="5.715cm" svg:x="12.157cm" svg:y="3.267cm">
            <text:p text:style-name="P1"><text:span text:style-name="T1">Worker</text:span></text:p>
            <text:p text:style-name="P1"/>
            <text:p text:style-name="P1">crictl</text:p>
            <text:p text:style-name="P1">runsc, runc</text:p>
            <text:p text:style-name="P1">cni-plugins</text:p>
            <text:p text:style-name="P1">containerd</text:p>
            <text:p text:style-name="P1">kubectl</text:p>
            <text:p text:style-name="P1">kube-proxy, kubelet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63cm" svg:height="5.715cm" svg:x="11.757cm" svg:y="2.867cm">
            <text:p text:style-name="P1"><text:span text:style-name="T1">Worker</text:span></text:p>
            <text:p text:style-name="P1"/>
            <text:p text:style-name="P1">crictl</text:p>
            <text:p text:style-name="P1">runsc, runc</text:p>
            <text:p text:style-name="P1">cni-plugins</text:p>
            <text:p text:style-name="P1">containerd</text:p>
            <text:p text:style-name="P1">kubectl</text:p>
            <text:p text:style-name="P1">kube-proxy, kubelet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" draw:text-style-name="P2" draw:layer="layout" svg:width="8.763cm" svg:height="5.715cm" svg:x="12.557cm" svg:y="12.938cm">
            <text:p text:style-name="P1"><text:span text:style-name="T1">Controller</text:span></text:p>
            <text:p text:style-name="P1"/>
            <text:p text:style-name="P1">etcd</text:p>
            <text:p text:style-name="P1">kube-apiserver </text:p>
            <text:p text:style-name="P1">kube-controller-manager</text:p>
            <text:p text:style-name="P1">kube-scheduler</text:p>
            <text:p text:style-name="P1">kubectl</text:p>
            <text:p text:style-name="P1">nginx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63cm" svg:height="5.715cm" svg:x="12.157cm" svg:y="12.538cm">
            <text:p text:style-name="P1"><text:span text:style-name="T1">Controller</text:span></text:p>
            <text:p text:style-name="P1"/>
            <text:p text:style-name="P1">etcd</text:p>
            <text:p text:style-name="P1">kube-apiserver </text:p>
            <text:p text:style-name="P1">kube-controller-manager</text:p>
            <text:p text:style-name="P1">kube-scheduler</text:p>
            <text:p text:style-name="P1">kubectl</text:p>
            <text:p text:style-name="P1">nginx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63cm" svg:height="5.715cm" svg:x="11.757cm" svg:y="12.138cm">
            <text:p text:style-name="P1"><text:span text:style-name="T1">Controller</text:span></text:p>
            <text:p text:style-name="P1"/>
            <text:p text:style-name="P1">etcd</text:p>
            <text:p text:style-name="P1">kube-apiserver </text:p>
            <text:p text:style-name="P1">kube-controller-manager</text:p>
            <text:p text:style-name="P1">kube-scheduler</text:p>
            <text:p text:style-name="P1">kubectl</text:p>
            <text:p text:style-name="P1">nginx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10.779cm" svg:y1="14.906cm" svg:x2="11.757cm" svg:y2="15.395cm" draw:start-shape="id1" draw:start-glue-point="1" draw:end-shape="id2" draw:end-glue-point="3" svg:d="M10779 14906h488v489h490" svg:viewBox="0 0 979 490">
          <text:p/>
        </draw:connector>
        <draw:connector draw:style-name="gr3" draw:text-style-name="P1" draw:layer="layout" svg:x1="16.538cm" svg:y1="9.382cm" svg:x2="16.538cm" svg:y2="12.138cm" draw:start-shape="id3" draw:start-glue-point="2" draw:end-shape="id2" draw:end-glue-point="0" svg:d="M16538 9382v2756" svg:viewBox="0 0 1 2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ayuki Igawa</meta:initial-creator>
    <meta:creation-date>2018-12-03T14:41:40.043561645</meta:creation-date>
    <dc:date>2018-12-03T17:08:49.075271230</dc:date>
    <dc:creator>Masayuki Igawa</dc:creator>
    <meta:editing-duration>PT30M40S</meta:editing-duration>
    <meta:editing-cycles>5</meta:editing-cycles>
    <meta:generator>LibreOffice/6.1.3.2$Linux_X86_64 LibreOffice_project/10$Build-2</meta:generator>
    <meta:document-statistic meta:object-count="11"/>
  </office:meta>
</office:document-meta>
</file>